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7.4861in" table:align="left"/>
    </style:style>
    <style:style style:name="Table2.A" style:family="table-column">
      <style:table-column-properties style:column-width="0.5389in"/>
    </style:style>
    <style:style style:name="Table2.B" style:family="table-column">
      <style:table-column-properties style:column-width="0.9542in"/>
    </style:style>
    <style:style style:name="Table2.C" style:family="table-column">
      <style:table-column-properties style:column-width="0.4in"/>
    </style:style>
    <style:style style:name="Table2.D" style:family="table-column">
      <style:table-column-properties style:column-width="1.9444in"/>
    </style:style>
    <style:style style:name="Table2.E" style:family="table-column">
      <style:table-column-properties style:column-width="0.3229in"/>
    </style:style>
    <style:style style:name="Table2.F" style:family="table-column">
      <style:table-column-properties style:column-width="1.7528in"/>
    </style:style>
    <style:style style:name="Table2.G" style:family="table-column">
      <style:table-column-properties style:column-width="1.5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.9083in" fo:margin-left="0.5528in" table:align="left"/>
    </style:style>
    <style:style style:name="Table1.A" style:family="table-column">
      <style:table-column-properties style:column-width="0.4854in"/>
    </style:style>
    <style:style style:name="Table1.B" style:family="table-column">
      <style:table-column-properties style:column-width="0.3076in"/>
    </style:style>
    <style:style style:name="Table1.C" style:family="table-column">
      <style:table-column-properties style:column-width="0.2451in"/>
    </style:style>
    <style:style style:name="Table1.D" style:family="table-column">
      <style:table-column-properties style:column-width="0.3292in"/>
    </style:style>
    <style:style style:name="Table1.E" style:family="table-column">
      <style:table-column-properties style:column-width="0.5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a29f2"/>
    </style:style>
    <style:style style:name="P2" style:family="paragraph" style:parent-style-name="Standard">
      <style:paragraph-properties fo:text-align="start" style:justify-single-word="false"/>
      <style:text-properties officeooo:paragraph-rsid="001c0208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8506b" officeooo:paragraph-rsid="0058506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592ec" officeooo:paragraph-rsid="005a29f2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b8d1d" officeooo:paragraph-rsid="005b8d1d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8506b" officeooo:paragraph-rsid="0058506b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f416f" officeooo:paragraph-rsid="005f416f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65a42c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DejaVu Sans Condensed" officeooo:rsid="00680088" officeooo:paragraph-rsid="005a29f2"/>
    </style:style>
    <style:style style:name="P12" style:family="paragraph" style:parent-style-name="Standard">
      <style:text-properties style:font-name="DejaVu Sans Condensed" officeooo:rsid="005a29f2" officeooo:paragraph-rsid="005a29f2"/>
    </style:style>
    <style:style style:name="P13" style:family="paragraph" style:parent-style-name="Standard">
      <style:text-properties style:font-name="DejaVu Sans Condensed" officeooo:rsid="005b8d1d" officeooo:paragraph-rsid="005b8d1d"/>
    </style:style>
    <style:style style:name="P14" style:family="paragraph" style:parent-style-name="Standard">
      <style:text-properties style:font-name="DejaVu Sans Condensed" officeooo:rsid="0061e2da" officeooo:paragraph-rsid="0061e2da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d9bd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92ec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29f2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1e2da" officeooo:paragraph-rsid="0061e2da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DejaVu Sans Condensed" fo:font-size="12pt" officeooo:rsid="0058506b" officeooo:paragraph-rsid="0058506b" style:font-size-asian="12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a29f2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29f2" officeooo:paragraph-rsid="005b8d1d" style:font-size-asian="12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8506b" officeooo:paragraph-rsid="0058506b" style:font-size-asian="12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f416f" officeooo:paragraph-rsid="006168d5" style:font-size-asian="12pt" style:font-weight-asian="normal" style:font-size-complex="12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f416f" officeooo:paragraph-rsid="005f416f" style:font-size-asian="12pt" style:font-weight-asian="normal" style:font-size-complex="12pt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63a5fa" officeooo:paragraph-rsid="0063a5fa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text-properties style:font-name="DejaVu Sans Condensed" fo:font-size="12pt" officeooo:paragraph-rsid="0058506b" style:font-size-asian="12pt" style:font-size-complex="12pt"/>
    </style:style>
    <style:style style:name="P36" style:family="paragraph" style:parent-style-name="Standard" style:list-style-name="L5">
      <style:text-properties officeooo:paragraph-rsid="0058506b"/>
    </style:style>
    <style:style style:name="P37" style:family="paragraph" style:parent-style-name="Standard" style:list-style-name="L5">
      <style:text-properties style:text-line-through-style="none" style:text-line-through-type="none" style:font-name="DejaVu Sans Condensed" fo:font-size="12pt" officeooo:rsid="00360c3e" officeooo:paragraph-rsid="0058506b" style:font-size-asian="12pt" style:font-size-complex="12pt"/>
    </style:style>
    <style:style style:name="P38" style:family="paragraph" style:parent-style-name="Standard" style:list-style-name="L5">
      <style:text-properties style:text-line-through-style="none" style:text-line-through-type="none" style:font-name="DejaVu Sans Condensed" fo:font-size="12pt" officeooo:rsid="0058506b" officeooo:paragraph-rsid="0058506b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168d5" style:font-weight-asian="bold" style:font-weight-complex="bold"/>
    </style:style>
    <style:style style:name="T3" style:family="text">
      <style:text-properties fo:font-weight="bold" officeooo:rsid="0063a5fa" style:font-weight-asian="bold" style:font-weight-complex="bold"/>
    </style:style>
    <style:style style:name="T4" style:family="text">
      <style:text-properties fo:font-weight="bold" officeooo:rsid="00613230" style:font-weight-asian="bold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style="normal" fo:font-weight="normal" officeooo:rsid="0059d9bd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style="normal" fo:font-weight="normal" officeooo:rsid="0061e2da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line-through-style="none" style:text-line-through-type="none" style:font-name="DejaVu Sans Condensed" fo:font-size="12pt" officeooo:rsid="0067830a" style:font-size-asian="12pt" style:font-size-complex="12pt"/>
    </style:style>
    <style:style style:name="T10" style:family="text">
      <style:text-properties style:text-line-through-style="none" style:text-line-through-type="none" style:font-name="DejaVu Sans Condensed" fo:font-size="12pt" officeooo:rsid="0058506b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58506b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officeooo:rsid="00360c3e"/>
    </style:style>
    <style:style style:name="T13" style:family="text">
      <style:text-properties style:text-line-through-style="none" style:text-line-through-type="none" officeooo:rsid="00369b42"/>
    </style:style>
    <style:style style:name="T14" style:family="text">
      <style:text-properties style:text-line-through-style="none" style:text-line-through-type="none" officeooo:rsid="00148c7a"/>
    </style:style>
    <style:style style:name="T15" style:family="text">
      <style:text-properties officeooo:rsid="00369b42"/>
    </style:style>
    <style:style style:name="T16" style:family="text">
      <style:text-properties officeooo:rsid="002c9b7e"/>
    </style:style>
    <style:style style:name="T17" style:family="text">
      <style:text-properties officeooo:rsid="00597c47"/>
    </style:style>
    <style:style style:name="T18" style:family="text">
      <style:text-properties officeooo:rsid="005a29f2"/>
    </style:style>
    <style:style style:name="T19" style:family="text">
      <style:text-properties officeooo:rsid="0057e4e3"/>
    </style:style>
    <style:style style:name="T20" style:family="text">
      <style:text-properties officeooo:rsid="0059d9bd"/>
    </style:style>
    <style:style style:name="T21" style:family="text">
      <style:text-properties officeooo:rsid="00613230"/>
    </style:style>
    <style:style style:name="T22" style:family="text">
      <style:text-properties officeooo:rsid="006168d5"/>
    </style:style>
    <style:style style:name="T23" style:family="text">
      <style:text-properties officeooo:rsid="0061e2da"/>
    </style:style>
    <style:style style:name="T24" style:family="text">
      <style:text-properties officeooo:rsid="0063a5fa"/>
    </style:style>
    <style:style style:name="T25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641325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58506b" style:font-size-asian="12pt" style:font-weight-asian="bold" style:font-size-complex="12pt" style:font-weight-complex="bold"/>
    </style:style>
    <style:style style:name="T31" style:family="text">
      <style:text-properties officeooo:rsid="006783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5">3</text:span><text:span text:style-name="T26">0</text:span><text:span text:style-name="T27">3</text:span><text:span text:style-name="T28"> - </text:span><text:span text:style-name="T29">Flight - </text:span><text:span text:style-name="T30">Radios, Countermeasures</text:span></text:p>
      <text:p text:style-name="P8">Same for A-10C and A-10C II</text:p>
      <text:p text:style-name="P9"/>
      <text:p text:style-name="P10">Radi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2281620034512">
          <table:table-cell table:style-name="Table2.A1" office:value-type="string">
            <text:p text:style-name="P1"><text:span text:style-name="T7">COM</text:span><text:span text:style-name="T8">1</text:span></text:p>
          </table:table-cell>
          <table:table-cell table:style-name="Table2.A1" office:value-type="string">
            <text:p text:style-name="P16">ARC-<text:span text:style-name="T18">186(V)</text:span></text:p>
          </table:table-cell>
          <table:table-cell table:style-name="Table2.A1" office:value-type="string">
            <text:p text:style-name="P19"><text:span text:style-name="T20">V</text:span>HF</text:p>
          </table:table-cell>
          <table:table-cell table:style-name="Table2.A1" office:value-type="string">
            <text:p text:style-name="P17"><text:span text:style-name="T18">36</text:span>.000 <text:span text:style-name="T19">to</text:span> <text:span text:style-name="T18">76</text:span>.<text:span text:style-name="T18">000</text:span> MHz</text:p>
          </table:table-cell>
          <table:table-cell table:style-name="Table2.A1" office:value-type="string">
            <text:p text:style-name="P11">AM</text:p>
          </table:table-cell>
          <table:table-cell table:style-name="Table2.A1" office:value-type="string">
            <text:p text:style-name="P13">Aft radio in stack</text:p>
          </table:table-cell>
          <table:table-cell table:style-name="Table2.G1" office:value-type="string">
            <text:p text:style-name="P14">Comms hat up</text:p>
          </table:table-cell>
        </table:table-row>
        <table:table-row table:style-name="TableLine2281620049200">
          <table:table-cell table:style-name="Table2.A2" office:value-type="string">
            <text:p text:style-name="P15">COM<text:span text:style-name="T23">2</text:span></text:p>
          </table:table-cell>
          <table:table-cell table:style-name="Table2.A2" office:value-type="string">
            <text:p text:style-name="P16">ARC-164</text:p>
          </table:table-cell>
          <table:table-cell table:style-name="Table2.A2" office:value-type="string">
            <text:p text:style-name="P1"><text:span text:style-name="T5">U</text:span><text:span text:style-name="T6">HF</text:span></text:p>
          </table:table-cell>
          <table:table-cell table:style-name="Table2.A2" office:value-type="string">
            <text:p text:style-name="P17">225.000 <text:span text:style-name="T19">to</text:span> 399.975 MHz</text:p>
          </table:table-cell>
          <table:table-cell table:style-name="Table2.A2" office:value-type="string">
            <text:p text:style-name="P18">AM</text:p>
          </table:table-cell>
          <table:table-cell table:style-name="Table2.A2" office:value-type="string">
            <text:p text:style-name="P21">Middle radio in stack</text:p>
          </table:table-cell>
          <table:table-cell table:style-name="Table2.G2" office:value-type="string">
            <text:p text:style-name="P22">Comms hat down</text:p>
          </table:table-cell>
        </table:table-row>
        <table:table-row table:style-name="TableLine2281620050016">
          <table:table-cell table:style-name="Table2.A2" office:value-type="string">
            <text:p text:style-name="P20">COM<text:span text:style-name="T23">3</text:span></text:p>
          </table:table-cell>
          <table:table-cell table:style-name="Table2.A2" office:value-type="string">
            <text:p text:style-name="P16">ARC-<text:span text:style-name="T18">186(V)</text:span></text:p>
          </table:table-cell>
          <table:table-cell table:style-name="Table2.A2" office:value-type="string">
            <text:p text:style-name="P19"><text:span text:style-name="T20">V</text:span>HF</text:p>
          </table:table-cell>
          <table:table-cell table:style-name="Table2.A2" office:value-type="string">
            <text:p text:style-name="P17"><text:span text:style-name="T18">116</text:span>.000 <text:span text:style-name="T19">to</text:span> <text:span text:style-name="T18">151</text:span>.<text:span text:style-name="T18">975</text:span> MHz</text:p>
          </table:table-cell>
          <table:table-cell table:style-name="Table2.A2" office:value-type="string">
            <text:p text:style-name="P12">FM</text:p>
          </table:table-cell>
          <table:table-cell table:style-name="Table2.A2" office:value-type="string">
            <text:p text:style-name="P13">Forward radio in stack</text:p>
          </table:table-cell>
          <table:table-cell table:style-name="Table2.G2" office:value-type="string">
            <text:p text:style-name="P14">Comms hat forward</text:p>
          </table:table-cell>
        </table:table-row>
      </table:table>
      <text:p text:style-name="P5">Powering on:</text:p>
      <text:list xml:id="list2661732988" text:style-name="L1">
        <text:list-item>
          <text:p text:style-name="P25">Set Selector knob to TR (ARC-186(V) or MAIN or BOTH (ARC-164).</text:p>
        </text:list-item>
      </text:list>
      <text:p text:style-name="P4">Using manual frequencies:</text:p>
      <text:list xml:id="list1787478075" text:style-name="L2">
        <text:list-item>
          <text:p text:style-name="P26">Set Selector knob to MAN (ARC-186(V)) or MNL (ARC-164).</text:p>
        </text:list-item>
        <text:list-item>
          <text:p text:style-name="P30">Set frequency with tuning knobs.</text:p>
        </text:list-item>
      </text:list>
      <text:p text:style-name="P4">Using preset frequencies:</text:p>
      <text:list xml:id="list4197616052" text:style-name="L3">
        <text:list-item>
          <text:p text:style-name="P27">Set Selector knob to PRE (ARC-186(V)) or PRESET (ARC-164).</text:p>
        </text:list-item>
        <text:list-item>
          <text:p text:style-name="P27">Select preset channel with toothed wheel (ARC-186(V)) or knob (ARC-164).</text:p>
        </text:list-item>
      </text:list>
      <text:p text:style-name="P4">Changing preset frequencies:</text:p>
      <text:list xml:id="list153981865" text:style-name="L4">
        <text:list-item>
          <text:p text:style-name="P28">Set frequency with tuning knobs.</text:p>
        </text:list-item>
        <text:list-item>
          <text:p text:style-name="P29">Select preset channel you want to save this frequency to.</text:p>
        </text:list-item>
        <text:list-item>
          <text:p text:style-name="P28">Press LOAD button (on ARC-164, LOAD button is under the white-labeled flip-up panel).</text:p>
        </text:list-item>
      </text:list>
      <text:p text:style-name="P3"/>
      <text:p text:style-name="P10">Countermeasures<text:span text:style-name="T18"> -- WIP needs verification</text:span></text:p>
      <text:list xml:id="list2608087293" text:style-name="L5">
        <text:list-item>
          <text:p text:style-name="P31"><text:span text:style-name="T1">Countermeasures Hat</text:span> controls:</text:p>
          <text:list>
            <text:list-item>
              <text:p text:style-name="P37">F: 6 Chaff</text:p>
            </text:list-item>
            <text:list-item>
              <text:p text:style-name="P37">B: 6 Flares</text:p>
            </text:list-item>
            <text:list-item>
              <text:p text:style-name="P35"><text:span text:style-name="T12">U: 1 Flare</text:span><text:span text:style-name="T13"><text:tab/><text:tab/><text:tab/><text:tab/></text:span><text:span text:style-name="T14">L</text:span><text:span text:style-name="T12">-U: Next program</text:span></text:p>
            </text:list-item>
            <text:list-item>
              <text:p text:style-name="P35"><text:span text:style-name="T12">D: 1 Chaf</text:span><text:span text:style-name="T13">f<text:tab/><text:tab/><text:tab/><text:tab/></text:span><text:span text:style-name="T12">L-D</text:span><text:span text:style-name="T14">: </text:span><text:span text:style-name="T12">Previous program</text:span></text:p>
            </text:list-item>
            <text:list-item>
              <text:p text:style-name="P37">P: Toggle selected program<text:span text:style-name="T15"><text:tab/></text:span>L-<text:span text:style-name="T16">P: Toggle ECM</text:span></text:p>
            </text:list-item>
          </text:list>
        </text:list-item>
        <text:list-item>
          <text:p text:style-name="P38">Current <text:span text:style-name="T1">CM program</text:span> is shown on the display under the HUD, the letter A-M on the left under CHAFF.</text:p>
        </text:list-item>
        <text:list-item>
          <text:p text:style-name="P36"><text:span text:style-name="T9">Current</text:span><text:span text:style-name="T10"> </text:span><text:span text:style-name="T11">CM mode</text:span><text:span text:style-name="T10"> (</text:span><text:span text:style-name="T11">STBY</text:span><text:span text:style-name="T10">, </text:span><text:span text:style-name="T11">MAN</text:span><text:span text:style-name="T10">, </text:span><text:span text:style-name="T11">SEMI</text:span><text:span text:style-name="T10">, </text:span><text:span text:style-name="T11">AUTO</text:span><text:span text:style-name="T10">) is shown with the letter under FLARE.</text:span></text:p>
        </text:list-item>
        <text:list-item>
          <text:p text:style-name="P38">Change <text:span text:style-name="T1">CM program</text:span> with <text:span text:style-name="T1">CM Hat up long</text:span> or <text:span text:style-name="T1">CM Hat down long</text:span>, or faster by using the <text:span text:style-name="T1">NXT</text:span> rocker switch on the <text:span text:style-name="T1">CM panel</text:span> (left console inboard forward).</text:p>
        </text:list-item>
        <text:list-item>
          <text:p text:style-name="P38">When you change programs, the <text:span text:style-name="T1">CM</text:span><text:span text:style-name="T2">SP</text:span><text:span text:style-name="T1"> panel</text:span> will briefly show the settings for the selected program.</text:p>
        </text:list-item>
        <text:list-item>
          <text:p text:style-name="P38"><text:span text:style-name="T1">ECM jammer mode</text:span> is shown on the front panel as AIR, SAM1, SAM2, or AAA. <text:s/>Change with the arrow button next to it.</text:p>
          <text:list>
            <text:list-item>
              <text:p text:style-name="P38"><text:bookmark text:name="page409R_mcid13"/><text:span text:style-name="T1">AIR</text:span><text:bookmark text:name="page409R_mcid15"/><text:span text:style-name="T17"> - </text:span>air<text:bookmark text:name="page409R_mcid18"/>-<text:bookmark text:name="page409R_mcid19"/>to<text:bookmark text:name="page409R_mcid20"/>-<text:bookmark text:name="page409R_mcid21"/>air<text:bookmark text:name="page409R_mcid22"/> radars</text:p>
            </text:list-item>
            <text:list-item>
              <text:p text:style-name="P38"><text:bookmark text:name="page409R_mcid24"/><text:span text:style-name="T1">SAM</text:span><text:bookmark text:name="page409R_mcid25"/><text:span text:style-name="T1">1</text:span><text:bookmark text:name="page409R_mcid27"/><text:span text:style-name="T17"> -</text:span> single-digit SAMs<text:span text:style-name="T17">: SA-2,</text:span> SA<text:bookmark text:name="page409R_mcid36"/>-<text:bookmark text:name="page409R_mcid37"/>3<text:bookmark text:name="page409R_mcid38"/>,<text:bookmark text:name="page409R_mcid39"/> <text:span text:style-name="T17">SA-5??, </text:span>SA<text:bookmark text:name="page409R_mcid40"/>-<text:bookmark text:name="page409R_mcid41"/>6<text:bookmark text:name="page409R_mcid42"/>,<text:bookmark text:name="page409R_mcid43"/> SA<text:bookmark text:name="page409R_mcid44"/>-<text:bookmark text:name="page409R_mcid45"/>8</text:p>
            </text:list-item>
            <text:list-item>
              <text:p text:style-name="P38"><text:bookmark text:name="page409R_mcid47"/><text:span text:style-name="T1">SAM</text:span><text:bookmark text:name="page409R_mcid48"/><text:span text:style-name="T1">2</text:span><text:bookmark text:name="page409R_mcid50"/><text:span text:style-name="T17"> -</text:span> double-digit SAMs<text:span text:style-name="T17">:</text:span><text:bookmark text:name="page409R_mcid57"/> <text:span text:style-name="T17">SA-10, SA-11, SA-15, </text:span>2<text:bookmark text:name="page409R_mcid58"/>S<text:bookmark text:name="page409R_mcid59"/>6<text:bookmark text:name="page409R_mcid60"/> (SA-19)</text:p>
            </text:list-item>
            <text:list-item>
              <text:p text:style-name="P38"><text:bookmark text:name="page409R_mcid77"/><text:span text:style-name="T1">AAA</text:span><text:bookmark text:name="page409R_mcid79"/><text:span text:style-name="T17"> -</text:span> <text:span text:style-name="T17">gun systems:</text:span><text:bookmark text:name="page409R_mcid87"/> ZSU<text:bookmark text:name="page409R_mcid88"/>-<text:bookmark text:name="page409R_mcid89"/>23<text:bookmark text:name="page409R_mcid90"/>-<text:bookmark text:name="page409R_mcid91"/>4<text:span text:style-name="T17">, Gepard??, M-163 Vulcan??</text:span></text:p>
            </text:list-item>
          </text:list>
        </text:list-item>
      </text:list>
      <text:p text:style-name="P6">Default program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281620050288">
          <table:table-cell table:style-name="Table1.A1" office:value-type="string">
            <text:p text:style-name="P23">Prog</text:p>
          </table:table-cell>
          <table:table-cell table:style-name="Table1.A1" office:value-type="string">
            <text:p text:style-name="P23">Ch</text:p>
          </table:table-cell>
          <table:table-cell table:style-name="Table1.A1" office:value-type="string">
            <text:p text:style-name="P23">Fl</text:p>
          </table:table-cell>
          <table:table-cell table:style-name="Table1.A1" office:value-type="string">
            <text:p text:style-name="P23">Int</text:p>
          </table:table-cell>
          <table:table-cell table:style-name="Table1.E1" office:value-type="string">
            <text:p text:style-name="P23">Cycle</text:p>
          </table:table-cell>
        </table:table-row>
        <table:table-row table:style-name="TableLine2281620047296">
          <table:table-cell table:style-name="Table1.A2" office:value-type="string">
            <text:p text:style-name="P24">A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1</text:p>
          </table:table-cell>
          <table:table-cell table:style-name="Table1.E2" office:value-type="string">
            <text:p text:style-name="P24">10</text:p>
          </table:table-cell>
        </table:table-row>
        <table:table-row table:style-name="TableLine2281620043216">
          <table:table-cell table:style-name="Table1.A2" office:value-type="string">
            <text:p text:style-name="P24">B</text:p>
          </table:table-cell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0.5</text:p>
          </table:table-cell>
          <table:table-cell table:style-name="Table1.E2" office:value-type="string">
            <text:p text:style-name="P24">10</text:p>
          </table:table-cell>
        </table:table-row>
        <table:table-row table:style-name="TableLine2281620047568">
          <table:table-cell table:style-name="Table1.A2" office:value-type="string">
            <text:p text:style-name="P24">C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24">1</text:p>
          </table:table-cell>
          <table:table-cell table:style-name="Table1.E2" office:value-type="string">
            <text:p text:style-name="P24">10</text:p>
          </table:table-cell>
        </table:table-row>
        <table:table-row table:style-name="TableLine2281620039680">
          <table:table-cell table:style-name="Table1.A2" office:value-type="string">
            <text:p text:style-name="P24">D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1</text:p>
          </table:table-cell>
          <table:table-cell table:style-name="Table1.E2" office:value-type="string">
            <text:p text:style-name="P24">10</text:p>
          </table:table-cell>
        </table:table-row>
        <table:table-row table:style-name="TableLine2281620036144">
          <table:table-cell table:style-name="Table1.A2" office:value-type="string">
            <text:p text:style-name="P24">E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0.5</text:p>
          </table:table-cell>
          <table:table-cell table:style-name="Table1.E2" office:value-type="string">
            <text:p text:style-name="P24">10</text:p>
          </table:table-cell>
        </table:table-row>
        <table:table-row table:style-name="TableLine2281620043488">
          <table:table-cell table:style-name="Table1.A2" office:value-type="string">
            <text:p text:style-name="P24">F</text:p>
          </table:table-cell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24">1</text:p>
          </table:table-cell>
          <table:table-cell table:style-name="Table1.E2" office:value-type="string">
            <text:p text:style-name="P24">10</text:p>
          </table:table-cell>
        </table:table-row>
        <table:table-row table:style-name="TableLine2281620033424">
          <table:table-cell table:style-name="Table1.A2" office:value-type="string">
            <text:p text:style-name="P24">G</text:p>
          </table:table-cell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24">0.5</text:p>
          </table:table-cell>
          <table:table-cell table:style-name="Table1.E2" office:value-type="string">
            <text:p text:style-name="P24">10</text:p>
          </table:table-cell>
        </table:table-row>
        <table:table-row table:style-name="TableLine2281620042400">
          <table:table-cell table:style-name="Table1.A2" office:value-type="string">
            <text:p text:style-name="P24">H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1</text:p>
          </table:table-cell>
          <table:table-cell table:style-name="Table1.E2" office:value-type="string">
            <text:p text:style-name="P24">1</text:p>
          </table:table-cell>
        </table:table-row>
        <table:table-row table:style-name="TableLine2281620042944">
          <table:table-cell table:style-name="Table1.A2" office:value-type="string">
            <text:p text:style-name="P24">I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1</text:p>
          </table:table-cell>
          <table:table-cell table:style-name="Table1.E2" office:value-type="string">
            <text:p text:style-name="P24">1</text:p>
          </table:table-cell>
        </table:table-row>
        <table:table-row table:style-name="TableLine2281620035056">
          <table:table-cell table:style-name="Table1.A2" office:value-type="string">
            <text:p text:style-name="P24">J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1</text:p>
          </table:table-cell>
          <table:table-cell table:style-name="Table1.E2" office:value-type="string">
            <text:p text:style-name="P24">1</text:p>
          </table:table-cell>
        </table:table-row>
        <table:table-row table:style-name="TableLine2281620037776">
          <table:table-cell table:style-name="Table1.A2" office:value-type="string">
            <text:p text:style-name="P24">K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1</text:p>
          </table:table-cell>
          <table:table-cell table:style-name="Table1.E2" office:value-type="string">
            <text:p text:style-name="P24">1</text:p>
          </table:table-cell>
        </table:table-row>
        <table:table-row table:style-name="TableLine2281620038048"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1</text:p>
          </table:table-cell>
          <table:table-cell table:style-name="Table1.E2" office:value-type="string">
            <text:p text:style-name="P24">20</text:p>
          </table:table-cell>
        </table:table-row>
        <table:table-row table:style-name="TableLine2281620043760">
          <table:table-cell table:style-name="Table1.A2" office:value-type="string">
            <text:p text:style-name="P24">M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1</text:p>
          </table:table-cell>
          <table:table-cell table:style-name="Table1.E2" office:value-type="string">
            <text:p text:style-name="P24">20</text:p>
          </table:table-cell>
        </table:table-row>
      </table:table>
      <text:p text:style-name="P7">Change program settings: -- WIP but should be basically accurate</text:p>
      <text:list xml:id="list3720778377" text:style-name="L6">
        <text:list-item>
          <text:p text:style-name="P32">Select a program<text:span text:style-name="T24"> with </text:span><text:span text:style-name="T3">CMSP panel</text:span><text:span text:style-name="T24"> (right console inboard forward) </text:span><text:span text:style-name="T3">NXT rocker switch</text:span><text:span text:style-name="T24"> (</text:span><text:span text:style-name="T3">Top Hat Ring forward/back</text:span><text:span text:style-name="T24">) or </text:span><text:span text:style-name="T3">CM Hat forward long/back long</text:span><text:span text:style-name="T24">.</text:span></text:p>
        </text:list-item>
      </text:list>
      <text:list xml:id="list4004296148" text:style-name="L7">
        <text:list-item>
          <text:list>
            <text:list-item>
              <text:p text:style-name="P34">Selected program is shown in CMSC (under HUD) as the letter under CHAFF.</text:p>
            </text:list-item>
          </text:list>
        </text:list-item>
      </text:list>
      <text:list xml:id="list204023964989747" text:continue-list="list3720778377" text:style-name="L6">
        <text:list-item>
          <text:p text:style-name="P32"><text:span text:style-name="T22">On the </text:span><text:span text:style-name="T2">CMSP panel</text:span><text:span text:style-name="T22"> (right console inboard forward), </text:span>set the <text:span text:style-name="T1">DISP</text:span> switch to <text:span text:style-name="T1">MENU</text:span> (forward) to display the current program settings.</text:p>
        </text:list-item>
        <text:list-item>
          <text:p text:style-name="P33">Press the <text:span text:style-name="T1">^ arrow</text:span> button below any setting to change it, then use the <text:span text:style-name="T1">NXT rocker switch</text:span><text:span text:style-name="T21"> (</text:span><text:span text:style-name="T4">Top Hat Ring forward/back</text:span><text:span text:style-name="T21">)</text:span> to incr<text:span text:style-name="T24">ease</text:span>/decr<text:span text:style-name="T24">ease</text:span> the value.</text:p>
        </text:list-item>
        <text:list-item>
          <text:p text:style-name="P33">Press <text:span text:style-name="T1">RTN</text:span> button to sav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6T20:40:22.760000000</dc:date>
    <meta:editing-duration>PT9H19M37S</meta:editing-duration>
    <meta:editing-cycles>74</meta:editing-cycles>
    <meta:generator>LibreOffice/7.0.3.1$Windows_X86_64 LibreOffice_project/d7547858d014d4cf69878db179d326fc3483e082</meta:generator>
    <meta:document-statistic meta:table-count="2" meta:image-count="0" meta:object-count="0" meta:page-count="1" meta:paragraph-count="129" meta:word-count="502" meta:character-count="2490" meta:non-whitespace-character-count="2138"/>
  </office:meta>
</office:document-meta>
</file>